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MessageConverter.fromMessage( Message &lt; ? &gt; message , Class &lt; ? &gt; target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nericMessageConverter.GenericMessageConvert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MessageConverter.Generic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